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5311in" svg:height="5.4827in" svg:x="2.5689in" svg:y="8.1193in">
            <draw:object draw:notify-on-update-of-ranges="Sheet1.B1:Sheet1.B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-4412.1282768064">
            <text:p>-4412.1282768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413.73443076088">
            <text:p>-4413.73443076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4413.88214828192">
            <text:p>-4413.88214828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4413.81293950478">
            <text:p>-4413.8129395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413.70836645073">
            <text:p>-4413.70836645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413.59419961368">
            <text:p>-4413.59419961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413.47449584503">
            <text:p>-4413.4744958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413.34998994951">
            <text:p>-4413.34998994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413.22077177927">
            <text:p>-4413.22077177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413.08675765644">
            <text:p>-4413.08675765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412.94779993638">
            <text:p>-4412.94779993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412.80371881308">
            <text:p>-4412.80371881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4412.65431221722">
            <text:p>-4412.65431221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4412.49935838726">
            <text:p>-4412.49935838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4412.33861573903">
            <text:p>-4412.3386157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4412.17182163263">
            <text:p>-4412.17182163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4411.99869059678">
            <text:p>-4411.99869059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4411.81891219607">
            <text:p>-4411.818912196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4411.63214858605">
            <text:p>-4411.632148586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4411.43803174633">
            <text:p>-4411.438031746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4411.23616035716">
            <text:p>-4411.236160357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4411.02609627046">
            <text:p>-4411.02609627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4410.80736051462">
            <text:p>-4410.807360514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4410.57942876073">
            <text:p>-4410.57942876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4410.34172616377">
            <text:p>-4410.341726163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4410.09362147663">
            <text:p>-4410.09362147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4409.83442031494">
            <text:p>-4409.834420314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4409.56335742701">
            <text:p>-4409.5633574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4409.27958779416">
            <text:p>-4409.27958779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4408.98217635099">
            <text:p>-4408.98217635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4408.67008607092">
            <text:p>-4408.670086070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4408.34216410781">
            <text:p>-4408.342164107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4407.99712561588">
            <text:p>-4407.99712561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4407.63353478528">
            <text:p>-4407.633534785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4407.24978252181">
            <text:p>-4407.249782521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4406.84406006374">
            <text:p>-4406.844060063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4406.41432765342">
            <text:p>-4406.414327653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4405.9582771578">
            <text:p>-4405.958277157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4405.47328724301">
            <text:p>-4405.4732872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404.95636933068">
            <text:p>-4404.956369330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4404.40410207094">
            <text:p>-4404.404102070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4403.81255141327">
            <text:p>-4403.81255141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4403.17717248719">
            <text:p>-4403.177172487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4402.49268833478">
            <text:p>-4402.492688334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4401.75293895008">
            <text:p>-4401.75293895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4400.95069190514">
            <text:p>-4400.950691905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4400.07740283061">
            <text:p>-4400.07740283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4399.12290980062">
            <text:p>-4399.12290980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4398.07503969676">
            <text:p>-4398.07503969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4396.91909605285">
            <text:p>-4396.91909605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4395.63718542059">
            <text:p>-4395.63718542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4394.20732092224">
            <text:p>-4394.207320922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4392.60221416035">
            <text:p>-4392.602214160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4390.78762485273">
            <text:p>-4390.787624852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4388.72007294869">
            <text:p>-4388.720072948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4386.34361637606">
            <text:p>-4386.343616376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4383.58523493958">
            <text:p>-4383.585234939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4380.34809597002">
            <text:p>-4380.3480959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4376.50153857845">
            <text:p>-4376.501538578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4371.86587680461">
            <text:p>-4371.865876804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4366.18887692258">
            <text:p>-4366.18887692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4359.10867709145">
            <text:p>-4359.10867709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4350.09457200526">
            <text:p>-4350.09457200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4338.352483509">
            <text:p>-4338.35248350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4322.67910362785">
            <text:p>-4322.679103627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4301.26466253199">
            <text:p>-4301.26466253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4271.54868864885">
            <text:p>-4271.548688648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4230.62907281569">
            <text:p>-4230.629072815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4177.51807658003">
            <text:p>-4177.5180765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4117.44797915394">
            <text:p>-4117.447979153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4061.30465223332">
            <text:p>-4061.304652233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4015.80125660093">
            <text:p>-4015.80125660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3978.08995892332">
            <text:p>-3978.08995892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3939.24367707444">
            <text:p>-3939.243677074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3883.61409941407">
            <text:p>-3883.614099414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3776.83688253437">
            <text:p>-3776.836882534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3654.21140638234">
            <text:p>-3654.211406382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3623.01729005096">
            <text:p>-3623.01729005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3599.01567048621">
            <text:p>-3599.01567048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566.29046076161">
            <text:p>-3566.29046076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3513.00880093886">
            <text:p>-3513.008800938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3411.45357498573">
            <text:p>-3411.45357498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3194.9203124785">
            <text:p>-3194.920312478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2926.45439043923">
            <text:p>-2926.45439043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2835.35923143181">
            <text:p>-2835.35923143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2825.04276874084">
            <text:p>-2825.042768740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2824.70619894141">
            <text:p>-2824.706198941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2824.69354599923">
            <text:p>-2824.693545999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2824.69286254103">
            <text:p>-2824.69286254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2824.69282167007">
            <text:p>-2824.6928216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1:59:4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1:51:41</meta:creation-date>
    <dc:date>2013-03-13T12:13:39</dc:date>
    <meta:editing-duration>P0D</meta:editing-duration>
    <meta:editing-cycles>2</meta:editing-cycles>
    <meta:generator>LibreOffice/3.6$Linux_x86 LibreOffice_project/360m1$Build-2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'Source Code Pro'" style:font-style-name="Regular" style:font-pitch="fixed"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-4500" chart:maximum="-2500" chart:reverse-direction="false" text:line-break="fals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family="'Source Code Pro'" style:font-style-name="Regular" style:font-pitch="fixed"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cm" svg:height="13.927cm" xlink:href=".." xlink:type="simple" chart:class="chart:line" chart:style-name="ch1">
        <chart:plot-area chart:style-name="ch2" table:cell-range-address="Sheet1.B1:Sheet1.B90" svg:x="1.619cm" svg:y="1.247cm" svg:width="19.185cm" svg:height="11.246cm">
          <chartooo:coordinate-region svg:x="2.928cm" svg:y="1.473cm" svg:width="17.876cm" svg:height="10.32cm"/>
          <chart:axis chart:dimension="x" chart:name="primary-x" chart:style-name="ch3">
            <chart:title svg:x="9.593cm" svg:y="12.772cm" chart:style-name="ch4">
              <text:p>EM Iterations</text:p>
            </chart:title>
          </chart:axis>
          <chart:axis chart:dimension="y" chart:name="primary-y" chart:style-name="ch5">
            <chart:title svg:x="0.451cm" svg:y="8.607cm" chart:style-name="ch6">
              <text:p>Log Likelihood</text:p>
            </chart:title>
            <chart:grid chart:style-name="ch7" chart:class="major"/>
          </chart:axis>
          <chart:series chart:style-name="ch8" chart:values-cell-range-address="Sheet1.B1:Sheet1.B90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412.1282768064">
                <text:p>-4412.1282768064</text:p>
                <draw:g>
                  <svg:desc>Sheet1.B1:Sheet1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13.73443076088">
                <text:p>-4413.73443076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13.88214828192">
                <text:p>-4413.8821482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13.81293950478">
                <text:p>-4413.81293950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413.70836645073">
                <text:p>-4413.70836645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413.59419961368">
                <text:p>-4413.5941996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13.47449584503">
                <text:p>-4413.47449584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413.34998994951">
                <text:p>-4413.34998994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13.22077177927">
                <text:p>-4413.22077177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13.08675765644">
                <text:p>-4413.0867576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12.94779993638">
                <text:p>-4412.94779993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12.80371881308">
                <text:p>-4412.80371881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12.65431221722">
                <text:p>-4412.65431221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12.49935838726">
                <text:p>-4412.49935838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12.33861573903">
                <text:p>-4412.33861573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12.17182163263">
                <text:p>-4412.17182163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411.99869059678">
                <text:p>-4411.99869059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411.81891219607">
                <text:p>-4411.81891219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11.63214858605">
                <text:p>-4411.63214858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411.43803174633">
                <text:p>-4411.43803174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411.23616035716">
                <text:p>-4411.23616035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411.02609627046">
                <text:p>-4411.026096270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410.80736051462">
                <text:p>-4410.80736051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410.57942876073">
                <text:p>-4410.57942876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10.34172616377">
                <text:p>-4410.34172616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410.09362147663">
                <text:p>-4410.093621476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409.83442031494">
                <text:p>-4409.83442031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409.56335742701">
                <text:p>-4409.56335742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409.27958779416">
                <text:p>-4409.279587794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408.98217635099">
                <text:p>-4408.98217635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408.67008607092">
                <text:p>-4408.67008607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408.34216410781">
                <text:p>-4408.34216410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407.99712561588">
                <text:p>-4407.99712561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07.63353478528">
                <text:p>-4407.6335347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407.24978252181">
                <text:p>-4407.24978252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406.84406006374">
                <text:p>-4406.84406006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406.41432765342">
                <text:p>-4406.41432765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405.9582771578">
                <text:p>-4405.95827715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405.47328724301">
                <text:p>-4405.47328724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404.95636933068">
                <text:p>-4404.95636933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404.40410207094">
                <text:p>-4404.40410207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403.81255141327">
                <text:p>-4403.81255141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403.17717248719">
                <text:p>-4403.177172487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402.49268833478">
                <text:p>-4402.492688334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401.75293895008">
                <text:p>-4401.752938950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400.95069190514">
                <text:p>-4400.95069190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400.07740283061">
                <text:p>-4400.07740283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99.12290980062">
                <text:p>-4399.12290980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398.07503969676">
                <text:p>-4398.07503969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396.91909605285">
                <text:p>-4396.91909605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395.63718542059">
                <text:p>-4395.63718542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394.20732092224">
                <text:p>-4394.20732092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392.60221416035">
                <text:p>-4392.602214160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390.78762485273">
                <text:p>-4390.78762485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88.72007294869">
                <text:p>-4388.72007294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386.34361637606">
                <text:p>-4386.34361637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83.58523493958">
                <text:p>-4383.58523493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80.34809597002">
                <text:p>-4380.34809597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376.50153857845">
                <text:p>-4376.50153857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371.86587680461">
                <text:p>-4371.865876804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366.18887692258">
                <text:p>-4366.188876922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359.10867709145">
                <text:p>-4359.10867709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350.09457200526">
                <text:p>-4350.094572005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338.352483509">
                <text:p>-4338.352483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322.67910362785">
                <text:p>-4322.679103627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301.26466253199">
                <text:p>-4301.26466253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271.54868864885">
                <text:p>-4271.54868864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230.62907281569">
                <text:p>-4230.629072815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177.51807658003">
                <text:p>-4177.51807658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117.44797915394">
                <text:p>-4117.44797915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061.30465223332">
                <text:p>-4061.30465223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15.80125660093">
                <text:p>-4015.80125660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978.08995892332">
                <text:p>-3978.08995892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39.24367707444">
                <text:p>-3939.24367707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883.61409941407">
                <text:p>-3883.61409941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776.83688253437">
                <text:p>-3776.83688253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54.21140638234">
                <text:p>-3654.211406382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23.01729005096">
                <text:p>-3623.017290050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599.01567048621">
                <text:p>-3599.01567048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566.29046076161">
                <text:p>-3566.290460761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513.00880093886">
                <text:p>-3513.00880093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411.45357498573">
                <text:p>-3411.45357498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194.9203124785">
                <text:p>-3194.92031247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926.45439043923">
                <text:p>-2926.45439043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835.35923143181">
                <text:p>-2835.359231431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25.04276874084">
                <text:p>-2825.04276874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24.70619894141">
                <text:p>-2824.70619894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824.69354599923">
                <text:p>-2824.69354599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24.69286254103">
                <text:p>-2824.69286254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24.69282167007">
                <text:p>-2824.69282167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